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ffffff" fo:wrap-option="wrap"/>
    </style:style>
    <style:style style:name="ce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7" style:family="table-cell" style:parent-style-name="Default">
      <style:table-cell-properties fo:border-bottom="1.76pt solid #000000" fo:background-color="#ffffff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8" style:family="table-cell" style:parent-style-name="Default">
      <style:table-cell-properties fo:border-bottom="1.76pt solid #000000" fo:background-color="#ffffff" fo:border-left="none" fo:border-right="none" fo:border-top="none"/>
    </style:style>
    <style:style style:name="ce9" style:family="table-cell" style:parent-style-name="Default">
      <style:table-cell-properties fo:border-bottom="1.76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1.7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1.76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1.76pt solid #000000" fo:background-color="#ffffff" style:text-align-source="fix" style:repeat-content="false" fo:border-left="0.74pt solid #000000" fo:border-right="none" fo:border-top="1.76pt solid #000000" style:vertical-align="middl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2">
      <style:table-cell-properties fo:border-bottom="1.76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0.74pt solid #000000" fo:background-color="#ffffff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1.7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1.76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fo:border-bottom="1.76pt solid #000000" fo:background-color="#ffffff" style:text-align-source="fix" style:repeat-content="false" fo:border-left="none" fo:border-right="0.74pt solid #000000" fo:border-top="1.76pt solid #000000" style:vertical-align="middl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1.76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9" style:family="table-cell" style:parent-style-name="Default" style:data-style-name="N2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1.76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4"/>
          <table:table-cell table:number-columns-repeated="8"/>
          <table:table-cell table:style-name="ce4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 table:number-columns-spanned="7" table:number-rows-spanned="1">
            <text:p>Spanish binary classification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7" table:number-rows-spanned="1">
            <text:p>Spanish multiclass classification</text:p>
          </table:table-cell>
          <table:covered-table-cell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6" table:number-rows-spanned="1">
            <text:p>Testing dataset</text:p>
          </table:table-cell>
          <table:covered-table-cell table:number-columns-repeated="5"/>
          <table:table-cell table:number-columns-repeated="3"/>
          <table:table-cell table:style-name="ce11" office:value-type="string" calcext:value-type="string" table:number-columns-spanned="6" table:number-rows-spanned="1">
            <text:p>Testing dataset</text:p>
          </table:table-cell>
          <table:covered-table-cell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Handpick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Assist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Merged</text:p>
          </table:table-cell>
          <table:covered-table-cell table:style-name="ce21"/>
          <table:table-cell table:number-columns-repeated="3"/>
          <table:table-cell table:style-name="ce12" office:value-type="string" calcext:value-type="string" table:number-columns-spanned="2" table:number-rows-spanned="1">
            <text:p>Handpick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Assist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Merged</text:p>
          </table:table-cell>
          <table:covered-table-cell table:style-name="ce21"/>
          <table:table-cell table:number-columns-repeated="1007"/>
        </table:table-row>
        <table:table-row table:style-name="ro1">
          <table:table-cell table:number-columns-repeated="2"/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number-columns-repeated="3"/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 table:number-columns-spanned="1" table:number-rows-spanned="9">
            <text:p>Training dataset</text:p>
          </table:table-cell>
          <table:table-cell table:style-name="ce6" office:value-type="string" calcext:value-type="string" table:number-columns-spanned="1" table:number-rows-spanned="3">
            <text:p>Handpicked</text:p>
          </table:table-cell>
          <table:table-cell table:style-name="ce14" office:value-type="float" office:value="0.77" calcext:value-type="float">
            <text:p>0,77</text:p>
          </table:table-cell>
          <table:table-cell table:style-name="ce23" office:value-type="float" office:value="0.81" calcext:value-type="float">
            <text:p>0,81</text:p>
          </table:table-cell>
          <table:table-cell table:style-name="ce14" office:value-type="float" office:value="0.38" calcext:value-type="float">
            <text:p>0,38</text:p>
          </table:table-cell>
          <table:table-cell table:style-name="ce23" office:value-type="float" office:value="0.34" calcext:value-type="float">
            <text:p>0,34</text:p>
          </table:table-cell>
          <table:table-cell table:style-name="ce14" office:value-type="float" office:value="0.45" calcext:value-type="float">
            <text:p>0,45</text:p>
          </table:table-cell>
          <table:table-cell table:style-name="ce23" office:value-type="float" office:value="0.42" calcext:value-type="float">
            <text:p>0,42</text:p>
          </table:table-cell>
          <table:table-cell/>
          <table:table-cell table:style-name="ce2" office:value-type="string" calcext:value-type="string" table:number-columns-spanned="1" table:number-rows-spanned="9">
            <text:p>Training dataset</text:p>
          </table:table-cell>
          <table:table-cell table:style-name="ce6" office:value-type="string" calcext:value-type="string" table:number-columns-spanned="1" table:number-rows-spanned="3">
            <text:p>Handpicked</text:p>
          </table:table-cell>
          <table:table-cell table:style-name="ce14" office:value-type="float" office:value="0.82" calcext:value-type="float">
            <text:p>0,82</text:p>
          </table:table-cell>
          <table:table-cell table:style-name="ce23" office:value-type="float" office:value="0.85" calcext:value-type="float">
            <text:p>0,85</text:p>
          </table:table-cell>
          <table:table-cell table:style-name="ce14" office:value-type="float" office:value="0.65" calcext:value-type="float">
            <text:p>0,65</text:p>
          </table:table-cell>
          <table:table-cell table:style-name="ce23" office:value-type="float" office:value="0.74" calcext:value-type="float">
            <text:p>0,74</text:p>
          </table:table-cell>
          <table:table-cell table:style-name="ce14" office:value-type="float" office:value="0.78" calcext:value-type="float">
            <text:p>0,78</text:p>
          </table:table-cell>
          <table:table-cell table:style-name="ce23" office:value-type="float" office:value="0.8" calcext:value-type="float">
            <text:p>0,8</text:p>
          </table:table-cell>
          <table:table-cell table:number-columns-repeated="1007"/>
        </table:table-row>
        <table:table-row table:style-name="ro3">
          <table:covered-table-cell table:number-columns-repeated="2"/>
          <table:table-cell table:style-name="ce15" office:value-type="float" office:value="0.77" calcext:value-type="float">
            <text:p>0,77</text:p>
          </table:table-cell>
          <table:table-cell table:style-name="ce24" office:value-type="float" office:value="0.82" calcext:value-type="float">
            <text:p>0,82</text:p>
          </table:table-cell>
          <table:table-cell table:style-name="ce15" office:value-type="float" office:value="0.4" calcext:value-type="float">
            <text:p>0,4</text:p>
          </table:table-cell>
          <table:table-cell table:style-name="ce24" office:value-type="float" office:value="0.36" calcext:value-type="float">
            <text:p>0,36</text:p>
          </table:table-cell>
          <table:table-cell table:style-name="ce15" office:value-type="float" office:value="0.47" calcext:value-type="float">
            <text:p>0,47</text:p>
          </table:table-cell>
          <table:table-cell table:style-name="ce24" office:value-type="float" office:value="0.44" calcext:value-type="float">
            <text:p>0,44</text:p>
          </table:table-cell>
          <table:table-cell/>
          <table:covered-table-cell table:number-columns-repeated="2"/>
          <table:table-cell table:style-name="ce15" office:value-type="float" office:value="0.86" calcext:value-type="float">
            <text:p>0,86</text:p>
          </table:table-cell>
          <table:table-cell table:style-name="ce24" office:value-type="float" office:value="0.88" calcext:value-type="float">
            <text:p>0,88</text:p>
          </table:table-cell>
          <table:table-cell table:style-name="ce15" office:value-type="float" office:value="0.65" calcext:value-type="float">
            <text:p>0,65</text:p>
          </table:table-cell>
          <table:table-cell table:style-name="ce24" office:value-type="float" office:value="0.73" calcext:value-type="float">
            <text:p>0,73</text:p>
          </table:table-cell>
          <table:table-cell table:style-name="ce15" office:value-type="float" office:value="0.75" calcext:value-type="float">
            <text:p>0,75</text:p>
          </table:table-cell>
          <table:table-cell table:style-name="ce24" office:value-type="float" office:value="0.77" calcext:value-type="float">
            <text:p>0,77</text:p>
          </table:table-cell>
          <table:table-cell table:number-columns-repeated="1007"/>
        </table:table-row>
        <table:table-row table:style-name="ro3">
          <table:covered-table-cell table:number-columns-repeated="2"/>
          <table:table-cell table:style-name="ce15" office:value-type="float" office:value="0.74" calcext:value-type="float">
            <text:p>0,74</text:p>
          </table:table-cell>
          <table:table-cell table:style-name="ce24" office:value-type="float" office:value="0.79" calcext:value-type="float">
            <text:p>0,79</text:p>
          </table:table-cell>
          <table:table-cell table:style-name="ce15" office:value-type="float" office:value="0.42" calcext:value-type="float">
            <text:p>0,42</text:p>
          </table:table-cell>
          <table:table-cell table:style-name="ce24" office:value-type="float" office:value="0.38" calcext:value-type="float">
            <text:p>0,38</text:p>
          </table:table-cell>
          <table:table-cell table:style-name="ce15" office:value-type="float" office:value="0.48" calcext:value-type="float">
            <text:p>0,48</text:p>
          </table:table-cell>
          <table:table-cell table:style-name="ce24" office:value-type="float" office:value="0.46" calcext:value-type="float">
            <text:p>0,46</text:p>
          </table:table-cell>
          <table:table-cell/>
          <table:covered-table-cell table:number-columns-repeated="2"/>
          <table:table-cell table:style-name="ce15" office:value-type="float" office:value="0.85" calcext:value-type="float">
            <text:p>0,85</text:p>
          </table:table-cell>
          <table:table-cell table:style-name="ce24" office:value-type="float" office:value="0.86" calcext:value-type="float">
            <text:p>0,86</text:p>
          </table:table-cell>
          <table:table-cell table:style-name="ce15" office:value-type="float" office:value="0.61" calcext:value-type="float">
            <text:p>0,61</text:p>
          </table:table-cell>
          <table:table-cell table:style-name="ce24" office:value-type="float" office:value="0.7" calcext:value-type="float">
            <text:p>0,7</text:p>
          </table:table-cell>
          <table:table-cell table:style-name="ce15" office:value-type="float" office:value="0.75" calcext:value-type="float">
            <text:p>0,75</text:p>
          </table:table-cell>
          <table:table-cell table:style-name="ce24" office:value-type="float" office:value="0.75" calcext:value-type="float">
            <text:p>0,75</text:p>
          </table:table-cell>
          <table:table-cell table:number-columns-repeated="1007"/>
        </table:table-row>
        <table:table-row table:style-name="ro3">
          <table:covered-table-cell/>
          <table:table-cell table:style-name="ce7" office:value-type="string" calcext:value-type="string" table:number-columns-spanned="1" table:number-rows-spanned="3">
            <text:p>Assisted</text:p>
          </table:table-cell>
          <table:table-cell table:style-name="ce14" office:value-type="float" office:value="0.49" calcext:value-type="float">
            <text:p>0,49</text:p>
          </table:table-cell>
          <table:table-cell table:style-name="ce23" office:value-type="float" office:value="0.58" calcext:value-type="float">
            <text:p>0,58</text:p>
          </table:table-cell>
          <table:table-cell table:style-name="ce14" office:value-type="float" office:value="0.87" calcext:value-type="float">
            <text:p>0,87</text:p>
          </table:table-cell>
          <table:table-cell table:style-name="ce23" office:value-type="float" office:value="0.88" calcext:value-type="float">
            <text:p>0,88</text:p>
          </table:table-cell>
          <table:table-cell table:style-name="ce14" office:value-type="float" office:value="0.9" calcext:value-type="float">
            <text:p>0,9</text:p>
          </table:table-cell>
          <table:table-cell table:style-name="ce23" office:value-type="float" office:value="0.91" calcext:value-type="float">
            <text:p>0,91</text:p>
          </table:table-cell>
          <table:table-cell/>
          <table:covered-table-cell/>
          <table:table-cell table:style-name="ce7" office:value-type="string" calcext:value-type="string" table:number-columns-spanned="1" table:number-rows-spanned="3">
            <text:p>Assisted</text:p>
          </table:table-cell>
          <table:table-cell table:style-name="ce14" office:value-type="float" office:value="0.65" calcext:value-type="float">
            <text:p>0,65</text:p>
          </table:table-cell>
          <table:table-cell table:style-name="ce23" office:value-type="float" office:value="0.68" calcext:value-type="float">
            <text:p>0,68</text:p>
          </table:table-cell>
          <table:table-cell table:style-name="ce14" office:value-type="float" office:value="0.81" calcext:value-type="float">
            <text:p>0,81</text:p>
          </table:table-cell>
          <table:table-cell table:style-name="ce23" office:value-type="float" office:value="0.9" calcext:value-type="float">
            <text:p>0,9</text:p>
          </table:table-cell>
          <table:table-cell table:style-name="ce14" office:value-type="float" office:value="0.85" calcext:value-type="float">
            <text:p>0,85</text:p>
          </table:table-cell>
          <table:table-cell table:style-name="ce23" office:value-type="float" office:value="0.92" calcext:value-type="float">
            <text:p>0,92</text:p>
          </table:table-cell>
          <table:table-cell table:number-columns-repeated="1007"/>
        </table:table-row>
        <table:table-row table:style-name="ro3">
          <table:covered-table-cell table:number-columns-repeated="2"/>
          <table:table-cell table:style-name="ce15" office:value-type="float" office:value="0.46" calcext:value-type="float">
            <text:p>0,46</text:p>
          </table:table-cell>
          <table:table-cell table:style-name="ce24" office:value-type="float" office:value="0.45" calcext:value-type="float">
            <text:p>0,45</text:p>
          </table:table-cell>
          <table:table-cell table:style-name="ce15" office:value-type="float" office:value="0.88" calcext:value-type="float">
            <text:p>0,88</text:p>
          </table:table-cell>
          <table:table-cell table:style-name="ce24" office:value-type="float" office:value="0.89" calcext:value-type="float">
            <text:p>0,89</text:p>
          </table:table-cell>
          <table:table-cell table:style-name="ce15" office:value-type="float" office:value="0.9" calcext:value-type="float">
            <text:p>0,9</text:p>
          </table:table-cell>
          <table:table-cell table:style-name="ce24" office:value-type="float" office:value="0.9" calcext:value-type="float">
            <text:p>0,9</text:p>
          </table:table-cell>
          <table:table-cell/>
          <table:covered-table-cell table:number-columns-repeated="2"/>
          <table:table-cell table:style-name="ce15" office:value-type="float" office:value="0.64" calcext:value-type="float">
            <text:p>0,64</text:p>
          </table:table-cell>
          <table:table-cell table:style-name="ce24" office:value-type="float" office:value="0.68" calcext:value-type="float">
            <text:p>0,68</text:p>
          </table:table-cell>
          <table:table-cell table:style-name="ce15" office:value-type="float" office:value="0.81" calcext:value-type="float">
            <text:p>0,81</text:p>
          </table:table-cell>
          <table:table-cell table:style-name="ce24" office:value-type="float" office:value="0.9" calcext:value-type="float">
            <text:p>0,9</text:p>
          </table:table-cell>
          <table:table-cell table:style-name="ce15" office:value-type="float" office:value="0.84" calcext:value-type="float">
            <text:p>0,84</text:p>
          </table:table-cell>
          <table:table-cell table:style-name="ce24" office:value-type="float" office:value="0.91" calcext:value-type="float">
            <text:p>0,91</text:p>
          </table:table-cell>
          <table:table-cell table:number-columns-repeated="1007"/>
        </table:table-row>
        <table:table-row table:style-name="ro3">
          <table:covered-table-cell/>
          <table:covered-table-cell table:style-name="ce8"/>
          <table:table-cell table:style-name="ce16" office:value-type="float" office:value="0.49" calcext:value-type="float">
            <text:p>0,49</text:p>
          </table:table-cell>
          <table:table-cell table:style-name="ce25" office:value-type="float" office:value="0.58" calcext:value-type="float">
            <text:p>0,58</text:p>
          </table:table-cell>
          <table:table-cell table:style-name="ce16" office:value-type="float" office:value="0.87" calcext:value-type="float">
            <text:p>0,87</text:p>
          </table:table-cell>
          <table:table-cell table:style-name="ce25" office:value-type="float" office:value="0.88" calcext:value-type="float">
            <text:p>0,88</text:p>
          </table:table-cell>
          <table:table-cell table:style-name="ce16" office:value-type="float" office:value="0.9" calcext:value-type="float">
            <text:p>0,9</text:p>
          </table:table-cell>
          <table:table-cell table:style-name="ce25" office:value-type="float" office:value="0.9" calcext:value-type="float">
            <text:p>0,9</text:p>
          </table:table-cell>
          <table:table-cell/>
          <table:covered-table-cell/>
          <table:covered-table-cell table:style-name="ce8"/>
          <table:table-cell table:style-name="ce16" office:value-type="float" office:value="0.66" calcext:value-type="float">
            <text:p>0,66</text:p>
          </table:table-cell>
          <table:table-cell table:style-name="ce25" office:value-type="float" office:value="0.7" calcext:value-type="float">
            <text:p>0,7</text:p>
          </table:table-cell>
          <table:table-cell table:style-name="ce16" office:value-type="float" office:value="0.83" calcext:value-type="float">
            <text:p>0,83</text:p>
          </table:table-cell>
          <table:table-cell table:style-name="ce25" office:value-type="float" office:value="0.9" calcext:value-type="float">
            <text:p>0,9</text:p>
          </table:table-cell>
          <table:table-cell table:style-name="ce16" office:value-type="float" office:value="0.86" calcext:value-type="float">
            <text:p>0,86</text:p>
          </table:table-cell>
          <table:table-cell table:style-name="ce25" office:value-type="float" office:value="0.92" calcext:value-type="float">
            <text:p>0,92</text:p>
          </table:table-cell>
          <table:table-cell table:number-columns-repeated="1007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3">
            <text:p>Merged</text:p>
          </table:table-cell>
          <table:table-cell table:style-name="ce15" office:value-type="float" office:value="0.91" calcext:value-type="float">
            <text:p>0,91</text:p>
          </table:table-cell>
          <table:table-cell table:style-name="ce24" office:value-type="float" office:value="0.93" calcext:value-type="float">
            <text:p>0,93</text:p>
          </table:table-cell>
          <table:table-cell table:style-name="ce15" office:value-type="float" office:value="0.93" calcext:value-type="float">
            <text:p>0,93</text:p>
          </table:table-cell>
          <table:table-cell table:style-name="ce24" office:value-type="float" office:value="0.93" calcext:value-type="float">
            <text:p>0,93</text:p>
          </table:table-cell>
          <table:table-cell table:style-name="ce15" office:value-type="float" office:value="0.85" calcext:value-type="float">
            <text:p>0,85</text:p>
          </table:table-cell>
          <table:table-cell table:style-name="ce24" office:value-type="float" office:value="0.86" calcext:value-type="float">
            <text:p>0,86</text:p>
          </table:table-cell>
          <table:table-cell/>
          <table:covered-table-cell/>
          <table:table-cell table:style-name="ce9" office:value-type="string" calcext:value-type="string" table:number-columns-spanned="1" table:number-rows-spanned="3">
            <text:p>Merged</text:p>
          </table:table-cell>
          <table:table-cell table:style-name="ce15" office:value-type="float" office:value="0.99" calcext:value-type="float">
            <text:p>0,99</text:p>
          </table:table-cell>
          <table:table-cell table:style-name="ce24" office:value-type="float" office:value="0.99" calcext:value-type="float">
            <text:p>0,99</text:p>
          </table:table-cell>
          <table:table-cell table:style-name="ce15" office:value-type="float" office:value="0.93" calcext:value-type="float">
            <text:p>0,93</text:p>
          </table:table-cell>
          <table:table-cell table:style-name="ce24" office:value-type="float" office:value="0.96" calcext:value-type="float">
            <text:p>0,96</text:p>
          </table:table-cell>
          <table:table-cell table:style-name="ce15" office:value-type="float" office:value="0.86" calcext:value-type="float">
            <text:p>0,86</text:p>
          </table:table-cell>
          <table:table-cell table:style-name="ce24" office:value-type="float" office:value="0.91" calcext:value-type="float">
            <text:p>0,91</text:p>
          </table:table-cell>
          <table:table-cell table:number-columns-repeated="1007"/>
        </table:table-row>
        <table:table-row table:style-name="ro3">
          <table:covered-table-cell table:number-columns-repeated="2"/>
          <table:table-cell table:style-name="ce15" office:value-type="float" office:value="0.92" calcext:value-type="float">
            <text:p>0,92</text:p>
          </table:table-cell>
          <table:table-cell table:style-name="ce24" office:value-type="float" office:value="0.94" calcext:value-type="float">
            <text:p>0,94</text:p>
          </table:table-cell>
          <table:table-cell table:style-name="ce15" office:value-type="float" office:value="0.93" calcext:value-type="float">
            <text:p>0,93</text:p>
          </table:table-cell>
          <table:table-cell table:style-name="ce24" office:value-type="float" office:value="0.93" calcext:value-type="float">
            <text:p>0,93</text:p>
          </table:table-cell>
          <table:table-cell table:style-name="ce15" office:value-type="float" office:value="0.85" calcext:value-type="float">
            <text:p>0,85</text:p>
          </table:table-cell>
          <table:table-cell table:style-name="ce24" office:value-type="float" office:value="0.86" calcext:value-type="float">
            <text:p>0,86</text:p>
          </table:table-cell>
          <table:table-cell/>
          <table:covered-table-cell table:number-columns-repeated="2"/>
          <table:table-cell table:style-name="ce15" office:value-type="float" office:value="0.99" calcext:value-type="float">
            <text:p>0,99</text:p>
          </table:table-cell>
          <table:table-cell table:style-name="ce24" office:value-type="float" office:value="0.99" calcext:value-type="float">
            <text:p>0,99</text:p>
          </table:table-cell>
          <table:table-cell table:style-name="ce15" office:value-type="float" office:value="0.93" calcext:value-type="float">
            <text:p>0,93</text:p>
          </table:table-cell>
          <table:table-cell table:style-name="ce24" office:value-type="float" office:value="0.96" calcext:value-type="float">
            <text:p>0,96</text:p>
          </table:table-cell>
          <table:table-cell table:style-name="ce15" office:value-type="float" office:value="0.87" calcext:value-type="float">
            <text:p>0,87</text:p>
          </table:table-cell>
          <table:table-cell table:style-name="ce24" office:value-type="float" office:value="0.91" calcext:value-type="float">
            <text:p>0,91</text:p>
          </table:table-cell>
          <table:table-cell table:number-columns-repeated="1007"/>
        </table:table-row>
        <table:table-row table:style-name="ro3">
          <table:covered-table-cell/>
          <table:covered-table-cell table:style-name="ce8"/>
          <table:table-cell table:style-name="ce16" office:value-type="float" office:value="0.9" calcext:value-type="float">
            <text:p>0,9</text:p>
          </table:table-cell>
          <table:table-cell table:style-name="ce25" office:value-type="float" office:value="0.92" calcext:value-type="float">
            <text:p>0,92</text:p>
          </table:table-cell>
          <table:table-cell table:number-columns-repeated="2" table:style-name="ce30" office:value-type="float" office:value="0.94" calcext:value-type="float">
            <text:p>0,94</text:p>
          </table:table-cell>
          <table:table-cell table:style-name="ce16" office:value-type="float" office:value="0.86" calcext:value-type="float">
            <text:p>0,86</text:p>
          </table:table-cell>
          <table:table-cell table:style-name="ce25" office:value-type="float" office:value="0.87" calcext:value-type="float">
            <text:p>0,87</text:p>
          </table:table-cell>
          <table:table-cell/>
          <table:covered-table-cell/>
          <table:covered-table-cell table:style-name="ce8"/>
          <table:table-cell table:style-name="ce16" office:value-type="float" office:value="0.98" calcext:value-type="float">
            <text:p>0,98</text:p>
          </table:table-cell>
          <table:table-cell table:style-name="ce25" office:value-type="float" office:value="0.97" calcext:value-type="float">
            <text:p>0,97</text:p>
          </table:table-cell>
          <table:table-cell table:style-name="ce30" office:value-type="float" office:value="0.92" calcext:value-type="float">
            <text:p>0,92</text:p>
          </table:table-cell>
          <table:table-cell table:style-name="ce30" office:value-type="float" office:value="0.95" calcext:value-type="float">
            <text:p>0,95</text:p>
          </table:table-cell>
          <table:table-cell table:style-name="ce16" office:value-type="float" office:value="0.87" calcext:value-type="float">
            <text:p>0,87</text:p>
          </table:table-cell>
          <table:table-cell table:style-name="ce25" office:value-type="float" office:value="0.9" calcext:value-type="float">
            <text:p>0,9</text:p>
          </table:table-cell>
          <table:table-cell table:number-columns-repeated="1007"/>
        </table:table-row>
        <table:table-row table:style-name="ro4">
          <table:table-cell table:style-name="ce3"/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 table:number-columns-spanned="7" table:number-rows-spanned="1">
            <text:p>English binary classification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7" table:number-rows-spanned="1">
            <text:p>English multiclass classification</text:p>
          </table:table-cell>
          <table:covered-table-cell table:number-columns-repeated="6"/>
          <table:table-cell table:number-columns-repeated="1007"/>
        </table:table-row>
        <table:table-row table:style-name="ro5">
          <table:table-cell table:number-columns-repeated="2"/>
          <table:table-cell table:style-name="ce11" office:value-type="string" calcext:value-type="string" table:number-columns-spanned="6" table:number-rows-spanned="1">
            <text:p>Testing dataset</text:p>
          </table:table-cell>
          <table:covered-table-cell table:number-columns-repeated="5"/>
          <table:table-cell table:number-columns-repeated="3"/>
          <table:table-cell table:style-name="ce11" office:value-type="string" calcext:value-type="string" table:number-columns-spanned="6" table:number-rows-spanned="1">
            <text:p>Testing dataset</text:p>
          </table:table-cell>
          <table:covered-table-cell table:number-columns-repeated="5"/>
          <table:table-cell table:number-columns-repeated="1007"/>
        </table:table-row>
        <table:table-row table:style-name="ro5">
          <table:table-cell table:number-columns-repeated="2"/>
          <table:table-cell table:style-name="ce12" office:value-type="string" calcext:value-type="string" table:number-columns-spanned="2" table:number-rows-spanned="1">
            <text:p>Handpick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Assist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Merged</text:p>
          </table:table-cell>
          <table:covered-table-cell table:style-name="ce21"/>
          <table:table-cell table:number-columns-repeated="3"/>
          <table:table-cell table:style-name="ce12" office:value-type="string" calcext:value-type="string" table:number-columns-spanned="2" table:number-rows-spanned="1">
            <text:p>Handpick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Assist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Merged</text:p>
          </table:table-cell>
          <table:covered-table-cell table:style-name="ce21"/>
          <table:table-cell table:number-columns-repeated="1007"/>
        </table:table-row>
        <table:table-row table:style-name="ro6">
          <table:table-cell table:number-columns-repeated="2"/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number-columns-repeated="3"/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number-columns-repeated="1007"/>
        </table:table-row>
        <table:table-row table:style-name="ro5">
          <table:table-cell table:style-name="ce2" office:value-type="string" calcext:value-type="string" table:number-columns-spanned="1" table:number-rows-spanned="9">
            <text:p>Training dataset</text:p>
          </table:table-cell>
          <table:table-cell table:style-name="ce6" office:value-type="string" calcext:value-type="string" table:number-columns-spanned="1" table:number-rows-spanned="3">
            <text:p>Handpicked</text:p>
          </table:table-cell>
          <table:table-cell table:style-name="ce14" office:value-type="float" office:value="0.86" calcext:value-type="float">
            <text:p>0,86</text:p>
          </table:table-cell>
          <table:table-cell table:style-name="ce23" office:value-type="float" office:value="0.86" calcext:value-type="float">
            <text:p>0,86</text:p>
          </table:table-cell>
          <table:table-cell table:style-name="ce14" office:value-type="float" office:value="0.69" calcext:value-type="float">
            <text:p>0,69</text:p>
          </table:table-cell>
          <table:table-cell table:style-name="ce23" office:value-type="float" office:value="0.75" calcext:value-type="float">
            <text:p>0,75</text:p>
          </table:table-cell>
          <table:table-cell table:style-name="ce14" office:value-type="float" office:value="0.82" calcext:value-type="float">
            <text:p>0,82</text:p>
          </table:table-cell>
          <table:table-cell table:style-name="ce23" office:value-type="float" office:value="0.83" calcext:value-type="float">
            <text:p>0,83</text:p>
          </table:table-cell>
          <table:table-cell/>
          <table:table-cell table:style-name="ce2" office:value-type="string" calcext:value-type="string" table:number-columns-spanned="1" table:number-rows-spanned="9">
            <text:p>Training dataset</text:p>
          </table:table-cell>
          <table:table-cell table:style-name="ce6" office:value-type="string" calcext:value-type="string" table:number-columns-spanned="1" table:number-rows-spanned="3">
            <text:p>Handpicked</text:p>
          </table:table-cell>
          <table:table-cell table:style-name="ce14" office:value-type="float" office:value="0.84" calcext:value-type="float">
            <text:p>0,84</text:p>
          </table:table-cell>
          <table:table-cell table:style-name="ce23" office:value-type="float" office:value="0.92" calcext:value-type="float">
            <text:p>0,92</text:p>
          </table:table-cell>
          <table:table-cell table:style-name="ce14" office:value-type="float" office:value="0.83" calcext:value-type="float">
            <text:p>0,83</text:p>
          </table:table-cell>
          <table:table-cell table:style-name="ce23" office:value-type="float" office:value="0.9" calcext:value-type="float">
            <text:p>0,9</text:p>
          </table:table-cell>
          <table:table-cell table:style-name="ce14" office:value-type="float" office:value="0.86" calcext:value-type="float">
            <text:p>0,86</text:p>
          </table:table-cell>
          <table:table-cell table:style-name="ce23" office:value-type="float" office:value="0.94" calcext:value-type="float">
            <text:p>0,94</text:p>
          </table:table-cell>
          <table:table-cell table:number-columns-repeated="1007"/>
        </table:table-row>
        <table:table-row table:style-name="ro5">
          <table:covered-table-cell table:number-columns-repeated="2"/>
          <table:table-cell table:style-name="ce15" office:value-type="float" office:value="0.88" calcext:value-type="float">
            <text:p>0,88</text:p>
          </table:table-cell>
          <table:table-cell table:style-name="ce24" office:value-type="float" office:value="0.88" calcext:value-type="float">
            <text:p>0,88</text:p>
          </table:table-cell>
          <table:table-cell table:style-name="ce15" office:value-type="float" office:value="0.71" calcext:value-type="float">
            <text:p>0,71</text:p>
          </table:table-cell>
          <table:table-cell table:style-name="ce24" office:value-type="float" office:value="0.77" calcext:value-type="float">
            <text:p>0,77</text:p>
          </table:table-cell>
          <table:table-cell table:style-name="ce15" office:value-type="float" office:value="0.82" calcext:value-type="float">
            <text:p>0,82</text:p>
          </table:table-cell>
          <table:table-cell table:style-name="ce24" office:value-type="float" office:value="0.84" calcext:value-type="float">
            <text:p>0,84</text:p>
          </table:table-cell>
          <table:table-cell/>
          <table:covered-table-cell table:number-columns-repeated="2"/>
          <table:table-cell table:style-name="ce15" office:value-type="float" office:value="0.85" calcext:value-type="float">
            <text:p>0,85</text:p>
          </table:table-cell>
          <table:table-cell table:style-name="ce24" office:value-type="float" office:value="0.92" calcext:value-type="float">
            <text:p>0,92</text:p>
          </table:table-cell>
          <table:table-cell table:style-name="ce15" office:value-type="float" office:value="0.84" calcext:value-type="float">
            <text:p>0,84</text:p>
          </table:table-cell>
          <table:table-cell table:style-name="ce24" office:value-type="float" office:value="0.91" calcext:value-type="float">
            <text:p>0,91</text:p>
          </table:table-cell>
          <table:table-cell table:style-name="ce15" office:value-type="float" office:value="0.88" calcext:value-type="float">
            <text:p>0,88</text:p>
          </table:table-cell>
          <table:table-cell table:style-name="ce24" office:value-type="float" office:value="0.95" calcext:value-type="float">
            <text:p>0,95</text:p>
          </table:table-cell>
          <table:table-cell table:number-columns-repeated="1007"/>
        </table:table-row>
        <table:table-row table:style-name="ro5">
          <table:covered-table-cell table:number-columns-repeated="2"/>
          <table:table-cell table:style-name="ce15" office:value-type="float" office:value="0.86" calcext:value-type="float">
            <text:p>0,86</text:p>
          </table:table-cell>
          <table:table-cell table:style-name="ce24" office:value-type="float" office:value="0.86" calcext:value-type="float">
            <text:p>0,86</text:p>
          </table:table-cell>
          <table:table-cell table:style-name="ce15" office:value-type="float" office:value="0.69" calcext:value-type="float">
            <text:p>0,69</text:p>
          </table:table-cell>
          <table:table-cell table:style-name="ce24" office:value-type="float" office:value="0.75" calcext:value-type="float">
            <text:p>0,75</text:p>
          </table:table-cell>
          <table:table-cell table:style-name="ce15" office:value-type="float" office:value="0.82" calcext:value-type="float">
            <text:p>0,82</text:p>
          </table:table-cell>
          <table:table-cell table:style-name="ce24" office:value-type="float" office:value="0.83" calcext:value-type="float">
            <text:p>0,83</text:p>
          </table:table-cell>
          <table:table-cell/>
          <table:covered-table-cell table:number-columns-repeated="2"/>
          <table:table-cell table:style-name="ce15" office:value-type="float" office:value="0.8" calcext:value-type="float">
            <text:p>0,8</text:p>
          </table:table-cell>
          <table:table-cell table:style-name="ce24" office:value-type="float" office:value="0.91" calcext:value-type="float">
            <text:p>0,91</text:p>
          </table:table-cell>
          <table:table-cell table:style-name="ce15" office:value-type="float" office:value="0.82" calcext:value-type="float">
            <text:p>0,82</text:p>
          </table:table-cell>
          <table:table-cell table:style-name="ce24" office:value-type="float" office:value="0.89" calcext:value-type="float">
            <text:p>0,89</text:p>
          </table:table-cell>
          <table:table-cell table:style-name="ce15" office:value-type="float" office:value="0.87" calcext:value-type="float">
            <text:p>0,87</text:p>
          </table:table-cell>
          <table:table-cell table:style-name="ce24" office:value-type="float" office:value="0.93" calcext:value-type="float">
            <text:p>0,93</text:p>
          </table:table-cell>
          <table:table-cell table:number-columns-repeated="1007"/>
        </table:table-row>
        <table:table-row table:style-name="ro5">
          <table:covered-table-cell/>
          <table:table-cell table:style-name="ce7" office:value-type="string" calcext:value-type="string" table:number-columns-spanned="1" table:number-rows-spanned="3">
            <text:p>Assisted</text:p>
          </table:table-cell>
          <table:table-cell table:style-name="ce14" office:value-type="float" office:value="0.61" calcext:value-type="float">
            <text:p>0,61</text:p>
          </table:table-cell>
          <table:table-cell table:style-name="ce23" office:value-type="float" office:value="0.6" calcext:value-type="float">
            <text:p>0,6</text:p>
          </table:table-cell>
          <table:table-cell table:style-name="ce14" office:value-type="float" office:value="0.89" calcext:value-type="float">
            <text:p>0,89</text:p>
          </table:table-cell>
          <table:table-cell table:style-name="ce23" office:value-type="float" office:value="0.92" calcext:value-type="float">
            <text:p>0,92</text:p>
          </table:table-cell>
          <table:table-cell table:style-name="ce14" office:value-type="float" office:value="0.83" calcext:value-type="float">
            <text:p>0,83</text:p>
          </table:table-cell>
          <table:table-cell table:style-name="ce23" office:value-type="float" office:value="0.85" calcext:value-type="float">
            <text:p>0,85</text:p>
          </table:table-cell>
          <table:table-cell/>
          <table:covered-table-cell/>
          <table:table-cell table:style-name="ce7" office:value-type="string" calcext:value-type="string" table:number-columns-spanned="1" table:number-rows-spanned="3">
            <text:p>Assisted</text:p>
          </table:table-cell>
          <table:table-cell table:style-name="ce14" office:value-type="float" office:value="0.55" calcext:value-type="float">
            <text:p>0,55</text:p>
          </table:table-cell>
          <table:table-cell table:style-name="ce23" office:value-type="float" office:value="0.78" calcext:value-type="float">
            <text:p>0,78</text:p>
          </table:table-cell>
          <table:table-cell table:style-name="ce14" office:value-type="float" office:value="0.96" calcext:value-type="float">
            <text:p>0,96</text:p>
          </table:table-cell>
          <table:table-cell table:style-name="ce23" office:value-type="float" office:value="0.98" calcext:value-type="float">
            <text:p>0,98</text:p>
          </table:table-cell>
          <table:table-cell table:style-name="ce14" office:value-type="float" office:value="0.86" calcext:value-type="float">
            <text:p>0,86</text:p>
          </table:table-cell>
          <table:table-cell table:style-name="ce23" office:value-type="float" office:value="0.91" calcext:value-type="float">
            <text:p>0,91</text:p>
          </table:table-cell>
          <table:table-cell table:number-columns-repeated="1007"/>
        </table:table-row>
        <table:table-row table:style-name="ro5">
          <table:covered-table-cell table:number-columns-repeated="2"/>
          <table:table-cell table:style-name="ce15" office:value-type="float" office:value="0.62" calcext:value-type="float">
            <text:p>0,62</text:p>
          </table:table-cell>
          <table:table-cell table:style-name="ce24" office:value-type="float" office:value="0.62" calcext:value-type="float">
            <text:p>0,62</text:p>
          </table:table-cell>
          <table:table-cell table:style-name="ce15" office:value-type="float" office:value="0.89" calcext:value-type="float">
            <text:p>0,89</text:p>
          </table:table-cell>
          <table:table-cell table:style-name="ce24" office:value-type="float" office:value="0.91" calcext:value-type="float">
            <text:p>0,91</text:p>
          </table:table-cell>
          <table:table-cell table:style-name="ce15" office:value-type="float" office:value="0.84" calcext:value-type="float">
            <text:p>0,84</text:p>
          </table:table-cell>
          <table:table-cell table:style-name="ce24" office:value-type="float" office:value="0.86" calcext:value-type="float">
            <text:p>0,86</text:p>
          </table:table-cell>
          <table:table-cell/>
          <table:covered-table-cell table:number-columns-repeated="2"/>
          <table:table-cell table:style-name="ce15" office:value-type="float" office:value="0.58" calcext:value-type="float">
            <text:p>0,58</text:p>
          </table:table-cell>
          <table:table-cell table:style-name="ce24" office:value-type="float" office:value="0.75" calcext:value-type="float">
            <text:p>0,75</text:p>
          </table:table-cell>
          <table:table-cell table:style-name="ce15" office:value-type="float" office:value="0.92" calcext:value-type="float">
            <text:p>0,92</text:p>
          </table:table-cell>
          <table:table-cell table:style-name="ce24" office:value-type="float" office:value="0.97" calcext:value-type="float">
            <text:p>0,97</text:p>
          </table:table-cell>
          <table:table-cell table:style-name="ce15" office:value-type="float" office:value="0.84" calcext:value-type="float">
            <text:p>0,84</text:p>
          </table:table-cell>
          <table:table-cell table:style-name="ce24" office:value-type="float" office:value="0.91" calcext:value-type="float">
            <text:p>0,91</text:p>
          </table:table-cell>
          <table:table-cell table:number-columns-repeated="1007"/>
        </table:table-row>
        <table:table-row table:style-name="ro5">
          <table:covered-table-cell/>
          <table:covered-table-cell table:style-name="ce8"/>
          <table:table-cell table:style-name="ce16" office:value-type="float" office:value="0.61" calcext:value-type="float">
            <text:p>0,61</text:p>
          </table:table-cell>
          <table:table-cell table:style-name="ce25" office:value-type="float" office:value="0.61" calcext:value-type="float">
            <text:p>0,61</text:p>
          </table:table-cell>
          <table:table-cell table:style-name="ce16" office:value-type="float" office:value="0.89" calcext:value-type="float">
            <text:p>0,89</text:p>
          </table:table-cell>
          <table:table-cell table:style-name="ce25" office:value-type="float" office:value="0.91" calcext:value-type="float">
            <text:p>0,91</text:p>
          </table:table-cell>
          <table:table-cell table:style-name="ce16" office:value-type="float" office:value="0.83" calcext:value-type="float">
            <text:p>0,83</text:p>
          </table:table-cell>
          <table:table-cell table:style-name="ce25" office:value-type="float" office:value="0.85" calcext:value-type="float">
            <text:p>0,85</text:p>
          </table:table-cell>
          <table:table-cell/>
          <table:covered-table-cell/>
          <table:covered-table-cell table:style-name="ce8"/>
          <table:table-cell table:style-name="ce16" office:value-type="float" office:value="0.6" calcext:value-type="float">
            <text:p>0,6</text:p>
          </table:table-cell>
          <table:table-cell table:style-name="ce25" office:value-type="float" office:value="0.77" calcext:value-type="float">
            <text:p>0,77</text:p>
          </table:table-cell>
          <table:table-cell table:style-name="ce16" office:value-type="float" office:value="0.96" calcext:value-type="float">
            <text:p>0,96</text:p>
          </table:table-cell>
          <table:table-cell table:style-name="ce25" office:value-type="float" office:value="0.98" calcext:value-type="float">
            <text:p>0,98</text:p>
          </table:table-cell>
          <table:table-cell table:style-name="ce16" office:value-type="float" office:value="0.84" calcext:value-type="float">
            <text:p>0,84</text:p>
          </table:table-cell>
          <table:table-cell table:style-name="ce25" office:value-type="float" office:value="0.9" calcext:value-type="float">
            <text:p>0,9</text:p>
          </table:table-cell>
          <table:table-cell table:number-columns-repeated="1007"/>
        </table:table-row>
        <table:table-row table:style-name="ro5">
          <table:covered-table-cell/>
          <table:table-cell table:style-name="ce9" office:value-type="string" calcext:value-type="string" table:number-columns-spanned="1" table:number-rows-spanned="3">
            <text:p>Merged</text:p>
          </table:table-cell>
          <table:table-cell table:style-name="ce15" office:value-type="float" office:value="0.97" calcext:value-type="float">
            <text:p>0,97</text:p>
          </table:table-cell>
          <table:table-cell table:style-name="ce24" office:value-type="float" office:value="0.97" calcext:value-type="float">
            <text:p>0,97</text:p>
          </table:table-cell>
          <table:table-cell table:style-name="ce15" office:value-type="float" office:value="0.96" calcext:value-type="float">
            <text:p>0,96</text:p>
          </table:table-cell>
          <table:table-cell table:style-name="ce24" office:value-type="float" office:value="0.97" calcext:value-type="float">
            <text:p>0,97</text:p>
          </table:table-cell>
          <table:table-cell table:style-name="ce15" office:value-type="float" office:value="0.89" calcext:value-type="float">
            <text:p>0,89</text:p>
          </table:table-cell>
          <table:table-cell table:style-name="ce24" office:value-type="float" office:value="0.9" calcext:value-type="float">
            <text:p>0,9</text:p>
          </table:table-cell>
          <table:table-cell/>
          <table:covered-table-cell/>
          <table:table-cell table:style-name="ce9" office:value-type="string" calcext:value-type="string" table:number-columns-spanned="1" table:number-rows-spanned="3">
            <text:p>Merged</text:p>
          </table:table-cell>
          <table:table-cell table:style-name="ce15" office:value-type="float" office:value="0.99" calcext:value-type="float">
            <text:p>0,99</text:p>
          </table:table-cell>
          <table:table-cell table:style-name="ce24" office:value-type="float" office:value="0.99" calcext:value-type="float">
            <text:p>0,99</text:p>
          </table:table-cell>
          <table:table-cell table:style-name="ce15" office:value-type="float" office:value="0.95" calcext:value-type="float">
            <text:p>0,95</text:p>
          </table:table-cell>
          <table:table-cell table:style-name="ce24" office:value-type="float" office:value="0.98" calcext:value-type="float">
            <text:p>0,98</text:p>
          </table:table-cell>
          <table:table-cell table:style-name="ce15" office:value-type="float" office:value="0.88" calcext:value-type="float">
            <text:p>0,88</text:p>
          </table:table-cell>
          <table:table-cell table:style-name="ce24" office:value-type="float" office:value="0.95" calcext:value-type="float">
            <text:p>0,95</text:p>
          </table:table-cell>
          <table:table-cell table:number-columns-repeated="1007"/>
        </table:table-row>
        <table:table-row table:style-name="ro5">
          <table:covered-table-cell table:number-columns-repeated="2"/>
          <table:table-cell table:style-name="ce15" office:value-type="float" office:value="0.96" calcext:value-type="float">
            <text:p>0,96</text:p>
          </table:table-cell>
          <table:table-cell table:style-name="ce24" office:value-type="float" office:value="0.96" calcext:value-type="float">
            <text:p>0,96</text:p>
          </table:table-cell>
          <table:table-cell table:style-name="ce15" office:value-type="float" office:value="0.95" calcext:value-type="float">
            <text:p>0,95</text:p>
          </table:table-cell>
          <table:table-cell table:style-name="ce24" office:value-type="float" office:value="0.96" calcext:value-type="float">
            <text:p>0,96</text:p>
          </table:table-cell>
          <table:table-cell table:style-name="ce15" office:value-type="float" office:value="0.89" calcext:value-type="float">
            <text:p>0,89</text:p>
          </table:table-cell>
          <table:table-cell table:style-name="ce24" office:value-type="float" office:value="0.9" calcext:value-type="float">
            <text:p>0,9</text:p>
          </table:table-cell>
          <table:table-cell/>
          <table:covered-table-cell table:number-columns-repeated="2"/>
          <table:table-cell table:style-name="ce15" office:value-type="float" office:value="0.98" calcext:value-type="float">
            <text:p>0,98</text:p>
          </table:table-cell>
          <table:table-cell table:style-name="ce24" office:value-type="float" office:value="0.98" calcext:value-type="float">
            <text:p>0,98</text:p>
          </table:table-cell>
          <table:table-cell table:style-name="ce15" office:value-type="float" office:value="0.95" calcext:value-type="float">
            <text:p>0,95</text:p>
          </table:table-cell>
          <table:table-cell table:style-name="ce24" office:value-type="float" office:value="0.98" calcext:value-type="float">
            <text:p>0,98</text:p>
          </table:table-cell>
          <table:table-cell table:style-name="ce15" office:value-type="float" office:value="0.87" calcext:value-type="float">
            <text:p>0,87</text:p>
          </table:table-cell>
          <table:table-cell table:style-name="ce24" office:value-type="float" office:value="0.95" calcext:value-type="float">
            <text:p>0,95</text:p>
          </table:table-cell>
          <table:table-cell table:number-columns-repeated="1007"/>
        </table:table-row>
        <table:table-row table:style-name="ro5">
          <table:covered-table-cell/>
          <table:covered-table-cell table:style-name="ce8"/>
          <table:table-cell table:style-name="ce16" office:value-type="float" office:value="0.96" calcext:value-type="float">
            <text:p>0,96</text:p>
          </table:table-cell>
          <table:table-cell table:style-name="ce25" office:value-type="float" office:value="0.96" calcext:value-type="float">
            <text:p>0,96</text:p>
          </table:table-cell>
          <table:table-cell table:style-name="ce30" office:value-type="float" office:value="0.96" calcext:value-type="float">
            <text:p>0,96</text:p>
          </table:table-cell>
          <table:table-cell table:style-name="ce30" office:value-type="float" office:value="0.97" calcext:value-type="float">
            <text:p>0,97</text:p>
          </table:table-cell>
          <table:table-cell table:style-name="ce16" office:value-type="float" office:value="0.89" calcext:value-type="float">
            <text:p>0,89</text:p>
          </table:table-cell>
          <table:table-cell table:style-name="ce25" office:value-type="float" office:value="0.9" calcext:value-type="float">
            <text:p>0,9</text:p>
          </table:table-cell>
          <table:table-cell/>
          <table:covered-table-cell/>
          <table:covered-table-cell table:style-name="ce8"/>
          <table:table-cell table:style-name="ce16" office:value-type="float" office:value="0.99" calcext:value-type="float">
            <text:p>0,99</text:p>
          </table:table-cell>
          <table:table-cell table:style-name="ce25" office:value-type="float" office:value="0.99" calcext:value-type="float">
            <text:p>0,99</text:p>
          </table:table-cell>
          <table:table-cell table:style-name="ce30" office:value-type="float" office:value="0.95" calcext:value-type="float">
            <text:p>0,95</text:p>
          </table:table-cell>
          <table:table-cell table:style-name="ce30" office:value-type="float" office:value="0.98" calcext:value-type="float">
            <text:p>0,98</text:p>
          </table:table-cell>
          <table:table-cell table:style-name="ce16" office:value-type="float" office:value="0.89" calcext:value-type="float">
            <text:p>0,89</text:p>
          </table:table-cell>
          <table:table-cell table:style-name="ce25" office:value-type="float" office:value="0.95" calcext:value-type="float">
            <text:p>0,95</text:p>
          </table:table-cell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7" table:number-rows-spanned="1">
            <text:p>Spanish binary classification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7" table:number-rows-spanned="1">
            <text:p>Spanish multiclass classification</text:p>
          </table:table-cell>
          <table:covered-table-cell table:number-columns-repeated="6"/>
          <table:table-cell table:number-columns-repeated="1007"/>
        </table:table-row>
        <table:table-row table:style-name="ro8">
          <table:table-cell table:number-columns-repeated="2"/>
          <table:table-cell table:style-name="ce11" office:value-type="string" calcext:value-type="string" table:number-columns-spanned="6" table:number-rows-spanned="1">
            <text:p>Testing dataset</text:p>
          </table:table-cell>
          <table:covered-table-cell table:number-columns-repeated="5"/>
          <table:table-cell table:number-columns-repeated="3"/>
          <table:table-cell table:style-name="ce11" office:value-type="string" calcext:value-type="string" table:number-columns-spanned="6" table:number-rows-spanned="1">
            <text:p>Testing dataset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Handpick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Assist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Merged</text:p>
          </table:table-cell>
          <table:covered-table-cell table:style-name="ce21"/>
          <table:table-cell table:number-columns-repeated="3"/>
          <table:table-cell table:style-name="ce12" office:value-type="string" calcext:value-type="string" table:number-columns-spanned="2" table:number-rows-spanned="1">
            <text:p>Handpick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Assist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Merged</text:p>
          </table:table-cell>
          <table:covered-table-cell table:style-name="ce21"/>
          <table:table-cell table:number-columns-repeated="1007"/>
        </table:table-row>
        <table:table-row table:style-name="ro1">
          <table:table-cell table:number-columns-repeated="2"/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number-columns-repeated="3"/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9">
            <text:p>Training dataset</text:p>
          </table:table-cell>
          <table:table-cell table:style-name="ce7" office:value-type="string" calcext:value-type="string" table:number-columns-spanned="1" table:number-rows-spanned="3">
            <text:p>Handpicked</text:p>
          </table:table-cell>
          <table:table-cell table:style-name="ce17" table:formula="of:=AVERAGE([.C$6:.C$8])" office:value-type="float" office:value="0.76" calcext:value-type="float" table:number-columns-spanned="1" table:number-rows-spanned="3">
            <text:p>0,76</text:p>
          </table:table-cell>
          <table:table-cell table:style-name="ce26" table:formula="of:=AVERAGE([.D$6:.D$8])" office:value-type="float" office:value="0.806666666666667" calcext:value-type="float" table:number-columns-spanned="1" table:number-rows-spanned="3">
            <text:p>0,81</text:p>
          </table:table-cell>
          <table:table-cell table:style-name="ce17" table:formula="of:=AVERAGE([.E$6:.E$8])" office:value-type="float" office:value="0.4" calcext:value-type="float" table:number-columns-spanned="1" table:number-rows-spanned="3">
            <text:p>0,40</text:p>
          </table:table-cell>
          <table:table-cell table:style-name="ce26" table:formula="of:=AVERAGE([.F$6:.F$8])" office:value-type="float" office:value="0.36" calcext:value-type="float" table:number-columns-spanned="1" table:number-rows-spanned="3">
            <text:p>0,36</text:p>
          </table:table-cell>
          <table:table-cell table:style-name="ce17" table:formula="of:=AVERAGE([.G$6:.G$8])" office:value-type="float" office:value="0.466666666666667" calcext:value-type="float" table:number-columns-spanned="1" table:number-rows-spanned="3">
            <text:p>0,47</text:p>
          </table:table-cell>
          <table:table-cell table:style-name="ce26" table:formula="of:=AVERAGE([.H$6:.H$8])" office:value-type="float" office:value="0.44" calcext:value-type="float" table:number-columns-spanned="1" table:number-rows-spanned="3">
            <text:p>0,44</text:p>
          </table:table-cell>
          <table:table-cell/>
          <table:table-cell table:style-name="ce2" office:value-type="string" calcext:value-type="string" table:number-columns-spanned="1" table:number-rows-spanned="9">
            <text:p>Training dataset</text:p>
          </table:table-cell>
          <table:table-cell table:style-name="ce7" office:value-type="string" calcext:value-type="string" table:number-columns-spanned="1" table:number-rows-spanned="3">
            <text:p>Handpicked</text:p>
          </table:table-cell>
          <table:table-cell table:style-name="ce17" table:formula="of:=AVERAGE([.L$6:.L$8])" office:value-type="float" office:value="0.843333333333333" calcext:value-type="float" table:number-columns-spanned="1" table:number-rows-spanned="3">
            <text:p>0,84</text:p>
          </table:table-cell>
          <table:table-cell table:style-name="ce26" table:formula="of:=AVERAGE([.M$6:.M$8])" office:value-type="float" office:value="0.863333333333333" calcext:value-type="float" table:number-columns-spanned="1" table:number-rows-spanned="3">
            <text:p>0,86</text:p>
          </table:table-cell>
          <table:table-cell table:style-name="ce17" table:formula="of:=AVERAGE([.N$6:.N$8])" office:value-type="float" office:value="0.636666666666667" calcext:value-type="float" table:number-columns-spanned="1" table:number-rows-spanned="3">
            <text:p>0,64</text:p>
          </table:table-cell>
          <table:table-cell table:style-name="ce26" table:formula="of:=AVERAGE([.O$6:.O$8])" office:value-type="float" office:value="0.723333333333333" calcext:value-type="float" table:number-columns-spanned="1" table:number-rows-spanned="3">
            <text:p>0,72</text:p>
          </table:table-cell>
          <table:table-cell table:style-name="ce17" table:formula="of:=AVERAGE([.P$6:.P$8])" office:value-type="float" office:value="0.76" calcext:value-type="float" table:number-columns-spanned="1" table:number-rows-spanned="3">
            <text:p>0,76</text:p>
          </table:table-cell>
          <table:table-cell table:style-name="ce26" table:formula="of:=AVERAGE([.Q$6:.Q$8])" office:value-type="float" office:value="0.773333333333333" calcext:value-type="float" table:number-columns-spanned="1" table:number-rows-spanned="3">
            <text:p>0,77</text:p>
          </table:table-cell>
          <table:table-cell table:number-columns-repeated="1007"/>
        </table:table-row>
        <table:table-row table:style-name="ro1"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/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 table:number-columns-repeated="1007"/>
        </table:table-row>
        <table:table-row table:style-name="ro1">
          <table:covered-table-cell/>
          <table:covered-table-cell table:style-name="ce8"/>
          <table:covered-table-cell table:style-name="ce19"/>
          <table:covered-table-cell table:style-name="ce28"/>
          <table:covered-table-cell table:style-name="ce19"/>
          <table:covered-table-cell table:style-name="ce28"/>
          <table:covered-table-cell table:style-name="ce19"/>
          <table:covered-table-cell table:style-name="ce28"/>
          <table:table-cell/>
          <table:covered-table-cell/>
          <table:covered-table-cell table:style-name="ce8"/>
          <table:covered-table-cell table:style-name="ce19"/>
          <table:covered-table-cell table:style-name="ce28"/>
          <table:covered-table-cell table:style-name="ce19"/>
          <table:covered-table-cell table:style-name="ce28"/>
          <table:covered-table-cell table:style-name="ce19"/>
          <table:covered-table-cell table:style-name="ce28"/>
          <table:table-cell table:number-columns-repeated="1007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Assisted</text:p>
          </table:table-cell>
          <table:table-cell table:style-name="ce20" table:formula="of:=AVERAGE([.C$9:.C$11])" office:value-type="float" office:value="0.48" calcext:value-type="float" table:number-columns-spanned="1" table:number-rows-spanned="3">
            <text:p>0,48</text:p>
          </table:table-cell>
          <table:table-cell table:style-name="ce29" table:formula="of:=AVERAGE([.D$9:.D$11])" office:value-type="float" office:value="0.536666666666667" calcext:value-type="float" table:number-columns-spanned="1" table:number-rows-spanned="3">
            <text:p>0,54</text:p>
          </table:table-cell>
          <table:table-cell table:style-name="ce20" table:formula="of:=AVERAGE([.E$9:.E$11])" office:value-type="float" office:value="0.873333333333333" calcext:value-type="float" table:number-columns-spanned="1" table:number-rows-spanned="3">
            <text:p>0,87</text:p>
          </table:table-cell>
          <table:table-cell table:style-name="ce29" table:formula="of:=AVERAGE([.F$9:.F$11])" office:value-type="float" office:value="0.883333333333333" calcext:value-type="float" table:number-columns-spanned="1" table:number-rows-spanned="3">
            <text:p>0,88</text:p>
          </table:table-cell>
          <table:table-cell table:style-name="ce20" table:formula="of:=AVERAGE([.G$9:.G$11])" office:value-type="float" office:value="0.9" calcext:value-type="float" table:number-columns-spanned="1" table:number-rows-spanned="3">
            <text:p>0,90</text:p>
          </table:table-cell>
          <table:table-cell table:style-name="ce29" table:formula="of:=AVERAGE([.H$9:.H$11])" office:value-type="float" office:value="0.903333333333333" calcext:value-type="float" table:number-columns-spanned="1" table:number-rows-spanned="3">
            <text:p>0,90</text:p>
          </table:table-cell>
          <table:table-cell/>
          <table:covered-table-cell/>
          <table:table-cell table:style-name="ce10" office:value-type="string" calcext:value-type="string" table:number-columns-spanned="1" table:number-rows-spanned="3">
            <text:p>Assisted</text:p>
          </table:table-cell>
          <table:table-cell table:style-name="ce20" table:formula="of:=AVERAGE([.L$9:.L$11])" office:value-type="float" office:value="0.65" calcext:value-type="float" table:number-columns-spanned="1" table:number-rows-spanned="3">
            <text:p>0,65</text:p>
          </table:table-cell>
          <table:table-cell table:style-name="ce29" table:formula="of:=AVERAGE([.M$9:.M$11])" office:value-type="float" office:value="0.686666666666667" calcext:value-type="float" table:number-columns-spanned="1" table:number-rows-spanned="3">
            <text:p>0,69</text:p>
          </table:table-cell>
          <table:table-cell table:style-name="ce20" table:formula="of:=AVERAGE([.N$9:.N$11])" office:value-type="float" office:value="0.816666666666667" calcext:value-type="float" table:number-columns-spanned="1" table:number-rows-spanned="3">
            <text:p>0,82</text:p>
          </table:table-cell>
          <table:table-cell table:style-name="ce29" table:formula="of:=AVERAGE([.O$9:.O$11])" office:value-type="float" office:value="0.9" calcext:value-type="float" table:number-columns-spanned="1" table:number-rows-spanned="3">
            <text:p>0,90</text:p>
          </table:table-cell>
          <table:table-cell table:style-name="ce20" table:formula="of:=AVERAGE([.P$9:.P$11])" office:value-type="float" office:value="0.85" calcext:value-type="float" table:number-columns-spanned="1" table:number-rows-spanned="3">
            <text:p>0,85</text:p>
          </table:table-cell>
          <table:table-cell table:style-name="ce29" table:formula="of:=AVERAGE([.Q$9:.Q$11])" office:value-type="float" office:value="0.916666666666667" calcext:value-type="float" table:number-columns-spanned="1" table:number-rows-spanned="3">
            <text:p>0,92</text:p>
          </table:table-cell>
          <table:table-cell table:number-columns-repeated="1007"/>
        </table:table-row>
        <table:table-row table:style-name="ro1"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/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 table:number-columns-repeated="1007"/>
        </table:table-row>
        <table:table-row table:style-name="ro1"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/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 table:number-columns-repeated="1007"/>
        </table:table-row>
        <table:table-row table:style-name="ro1">
          <table:covered-table-cell/>
          <table:table-cell table:style-name="ce7" office:value-type="string" calcext:value-type="string" table:number-columns-spanned="1" table:number-rows-spanned="3">
            <text:p>Merged</text:p>
          </table:table-cell>
          <table:table-cell table:style-name="ce17" table:formula="of:=AVERAGE([.C$12:.C$14])" office:value-type="float" office:value="0.91" calcext:value-type="float" table:number-columns-spanned="1" table:number-rows-spanned="3">
            <text:p>0,91</text:p>
          </table:table-cell>
          <table:table-cell table:style-name="ce26" table:formula="of:=AVERAGE([.D$12:.D$14])" office:value-type="float" office:value="0.93" calcext:value-type="float" table:number-columns-spanned="1" table:number-rows-spanned="3">
            <text:p>0,93</text:p>
          </table:table-cell>
          <table:table-cell table:style-name="ce17" table:formula="of:=AVERAGE([.E$12:.E$14])" office:value-type="float" office:value="0.933333333333333" calcext:value-type="float" table:number-columns-spanned="1" table:number-rows-spanned="3">
            <text:p>0,93</text:p>
          </table:table-cell>
          <table:table-cell table:style-name="ce26" table:formula="of:=AVERAGE([.F$12:.F$14])" office:value-type="float" office:value="0.933333333333333" calcext:value-type="float" table:number-columns-spanned="1" table:number-rows-spanned="3">
            <text:p>0,93</text:p>
          </table:table-cell>
          <table:table-cell table:style-name="ce17" table:formula="of:=AVERAGE([.G$12:.G$14])" office:value-type="float" office:value="0.853333333333333" calcext:value-type="float" table:number-columns-spanned="1" table:number-rows-spanned="3">
            <text:p>0,85</text:p>
          </table:table-cell>
          <table:table-cell table:style-name="ce26" table:formula="of:=AVERAGE([.H$12:.H$14])" office:value-type="float" office:value="0.863333333333333" calcext:value-type="float" table:number-columns-spanned="1" table:number-rows-spanned="3">
            <text:p>0,86</text:p>
          </table:table-cell>
          <table:table-cell/>
          <table:covered-table-cell/>
          <table:table-cell table:style-name="ce7" office:value-type="string" calcext:value-type="string" table:number-columns-spanned="1" table:number-rows-spanned="3">
            <text:p>Merged</text:p>
          </table:table-cell>
          <table:table-cell table:style-name="ce17" table:formula="of:=AVERAGE([.L$12:.L$14])" office:value-type="float" office:value="0.986666666666667" calcext:value-type="float" table:number-columns-spanned="1" table:number-rows-spanned="3">
            <text:p>0,99</text:p>
          </table:table-cell>
          <table:table-cell table:style-name="ce26" table:formula="of:=AVERAGE([.M$12:.M$14])" office:value-type="float" office:value="0.983333333333333" calcext:value-type="float" table:number-columns-spanned="1" table:number-rows-spanned="3">
            <text:p>0,98</text:p>
          </table:table-cell>
          <table:table-cell table:style-name="ce17" table:formula="of:=AVERAGE([.N$12:.N$14])" office:value-type="float" office:value="0.926666666666667" calcext:value-type="float" table:number-columns-spanned="1" table:number-rows-spanned="3">
            <text:p>0,93</text:p>
          </table:table-cell>
          <table:table-cell table:style-name="ce26" table:formula="of:=AVERAGE([.O$12:.O$14])" office:value-type="float" office:value="0.956666666666667" calcext:value-type="float" table:number-columns-spanned="1" table:number-rows-spanned="3">
            <text:p>0,96</text:p>
          </table:table-cell>
          <table:table-cell table:style-name="ce17" table:formula="of:=AVERAGE([.P$12:.P$14])" office:value-type="float" office:value="0.866666666666667" calcext:value-type="float" table:number-columns-spanned="1" table:number-rows-spanned="3">
            <text:p>0,87</text:p>
          </table:table-cell>
          <table:table-cell table:style-name="ce26" table:formula="of:=AVERAGE([.Q$12:.Q$14])" office:value-type="float" office:value="0.906666666666667" calcext:value-type="float" table:number-columns-spanned="1" table:number-rows-spanned="3">
            <text:p>0,91</text:p>
          </table:table-cell>
          <table:table-cell table:number-columns-repeated="1007"/>
        </table:table-row>
        <table:table-row table:style-name="ro1"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/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 table:number-columns-repeated="1007"/>
        </table:table-row>
        <table:table-row table:style-name="ro1">
          <table:covered-table-cell/>
          <table:covered-table-cell table:style-name="ce8"/>
          <table:covered-table-cell table:style-name="ce19"/>
          <table:covered-table-cell table:style-name="ce28"/>
          <table:covered-table-cell table:style-name="ce19"/>
          <table:covered-table-cell table:style-name="ce28"/>
          <table:covered-table-cell table:style-name="ce19"/>
          <table:covered-table-cell table:style-name="ce28"/>
          <table:table-cell/>
          <table:covered-table-cell/>
          <table:covered-table-cell table:style-name="ce8"/>
          <table:covered-table-cell table:style-name="ce19"/>
          <table:covered-table-cell table:style-name="ce28"/>
          <table:covered-table-cell table:style-name="ce19"/>
          <table:covered-table-cell table:style-name="ce28"/>
          <table:covered-table-cell table:style-name="ce19"/>
          <table:covered-table-cell table:style-name="ce2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7" table:number-rows-spanned="1">
            <text:p>English binary classification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7" table:number-rows-spanned="1">
            <text:p>English multiclass classification</text:p>
          </table:table-cell>
          <table:covered-table-cell table:number-columns-repeated="6"/>
          <table:table-cell table:number-columns-repeated="1007"/>
        </table:table-row>
        <table:table-row table:style-name="ro8">
          <table:table-cell table:number-columns-repeated="2"/>
          <table:table-cell table:style-name="ce11" office:value-type="string" calcext:value-type="string" table:number-columns-spanned="6" table:number-rows-spanned="1">
            <text:p>Testing dataset</text:p>
          </table:table-cell>
          <table:covered-table-cell table:number-columns-repeated="5"/>
          <table:table-cell table:number-columns-repeated="3"/>
          <table:table-cell table:style-name="ce11" office:value-type="string" calcext:value-type="string" table:number-columns-spanned="6" table:number-rows-spanned="1">
            <text:p>Testing dataset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Handpick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Assist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Merged</text:p>
          </table:table-cell>
          <table:covered-table-cell table:style-name="ce21"/>
          <table:table-cell table:number-columns-repeated="3"/>
          <table:table-cell table:style-name="ce12" office:value-type="string" calcext:value-type="string" table:number-columns-spanned="2" table:number-rows-spanned="1">
            <text:p>Handpick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Assisted</text:p>
          </table:table-cell>
          <table:covered-table-cell table:style-name="ce21"/>
          <table:table-cell table:style-name="ce12" office:value-type="string" calcext:value-type="string" table:number-columns-spanned="2" table:number-rows-spanned="1">
            <text:p>Merged</text:p>
          </table:table-cell>
          <table:covered-table-cell table:style-name="ce21"/>
          <table:table-cell table:number-columns-repeated="1007"/>
        </table:table-row>
        <table:table-row table:style-name="ro1">
          <table:table-cell table:number-columns-repeated="2"/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number-columns-repeated="3"/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style-name="ce13" office:value-type="string" calcext:value-type="string">
            <text:p>F1 Macro</text:p>
          </table:table-cell>
          <table:table-cell table:style-name="ce22" office:value-type="string" calcext:value-type="string">
            <text:p>F1 Weighted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9">
            <text:p>Training dataset</text:p>
          </table:table-cell>
          <table:table-cell table:style-name="ce7" office:value-type="string" calcext:value-type="string" table:number-columns-spanned="1" table:number-rows-spanned="3">
            <text:p>Handpicked</text:p>
          </table:table-cell>
          <table:table-cell table:style-name="ce17" table:formula="of:=AVERAGE([.C$20:.C$22])" office:value-type="float" office:value="0.866666666666667" calcext:value-type="float" table:number-columns-spanned="1" table:number-rows-spanned="3">
            <text:p>0,87</text:p>
          </table:table-cell>
          <table:table-cell table:style-name="ce26" table:formula="of:=AVERAGE([.D$20:.D$22])" office:value-type="float" office:value="0.866666666666667" calcext:value-type="float" table:number-columns-spanned="1" table:number-rows-spanned="3">
            <text:p>0,87</text:p>
          </table:table-cell>
          <table:table-cell table:style-name="ce17" table:formula="of:=AVERAGE([.E$20:.E$22])" office:value-type="float" office:value="0.696666666666667" calcext:value-type="float" table:number-columns-spanned="1" table:number-rows-spanned="3">
            <text:p>0,70</text:p>
          </table:table-cell>
          <table:table-cell table:style-name="ce26" table:formula="of:=AVERAGE([.F$20:.F$22])" office:value-type="float" office:value="0.756666666666667" calcext:value-type="float" table:number-columns-spanned="1" table:number-rows-spanned="3">
            <text:p>0,76</text:p>
          </table:table-cell>
          <table:table-cell table:style-name="ce17" table:formula="of:=AVERAGE([.G$20:.G$22])" office:value-type="float" office:value="0.82" calcext:value-type="float" table:number-columns-spanned="1" table:number-rows-spanned="3">
            <text:p>0,82</text:p>
          </table:table-cell>
          <table:table-cell table:style-name="ce26" table:formula="of:=AVERAGE([.H$20:.H$22])" office:value-type="float" office:value="0.833333333333333" calcext:value-type="float" table:number-columns-spanned="1" table:number-rows-spanned="3">
            <text:p>0,83</text:p>
          </table:table-cell>
          <table:table-cell/>
          <table:table-cell table:style-name="ce2" office:value-type="string" calcext:value-type="string" table:number-columns-spanned="1" table:number-rows-spanned="9">
            <text:p>Training dataset</text:p>
          </table:table-cell>
          <table:table-cell table:style-name="ce7" office:value-type="string" calcext:value-type="string" table:number-columns-spanned="1" table:number-rows-spanned="3">
            <text:p>Handpicked</text:p>
          </table:table-cell>
          <table:table-cell table:style-name="ce17" table:formula="of:=AVERAGE([.L$20:.L$22])" office:value-type="float" office:value="0.83" calcext:value-type="float" table:number-columns-spanned="1" table:number-rows-spanned="3">
            <text:p>0,83</text:p>
          </table:table-cell>
          <table:table-cell table:style-name="ce26" table:formula="of:=AVERAGE([.M$20:.M$22])" office:value-type="float" office:value="0.916666666666667" calcext:value-type="float" table:number-columns-spanned="1" table:number-rows-spanned="3">
            <text:p>0,92</text:p>
          </table:table-cell>
          <table:table-cell table:style-name="ce17" table:formula="of:=AVERAGE([.N$20:.N$22])" office:value-type="float" office:value="0.83" calcext:value-type="float" table:number-columns-spanned="1" table:number-rows-spanned="3">
            <text:p>0,83</text:p>
          </table:table-cell>
          <table:table-cell table:style-name="ce26" table:formula="of:=AVERAGE([.O$20:.O$22])" office:value-type="float" office:value="0.9" calcext:value-type="float" table:number-columns-spanned="1" table:number-rows-spanned="3">
            <text:p>0,90</text:p>
          </table:table-cell>
          <table:table-cell table:style-name="ce17" table:formula="of:=AVERAGE([.P$20:.P$22])" office:value-type="float" office:value="0.87" calcext:value-type="float" table:number-columns-spanned="1" table:number-rows-spanned="3">
            <text:p>0,87</text:p>
          </table:table-cell>
          <table:table-cell table:style-name="ce26" table:formula="of:=AVERAGE([.Q$20:.Q$22])" office:value-type="float" office:value="0.94" calcext:value-type="float" table:number-columns-spanned="1" table:number-rows-spanned="3">
            <text:p>0,94</text:p>
          </table:table-cell>
          <table:table-cell table:number-columns-repeated="1007"/>
        </table:table-row>
        <table:table-row table:style-name="ro1"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/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 table:number-columns-repeated="1007"/>
        </table:table-row>
        <table:table-row table:style-name="ro1">
          <table:covered-table-cell/>
          <table:covered-table-cell table:style-name="ce8"/>
          <table:covered-table-cell table:style-name="ce19"/>
          <table:covered-table-cell table:style-name="ce28"/>
          <table:covered-table-cell table:style-name="ce19"/>
          <table:covered-table-cell table:style-name="ce28"/>
          <table:covered-table-cell table:style-name="ce19"/>
          <table:covered-table-cell table:style-name="ce28"/>
          <table:table-cell/>
          <table:covered-table-cell/>
          <table:covered-table-cell table:style-name="ce8"/>
          <table:covered-table-cell table:style-name="ce19"/>
          <table:covered-table-cell table:style-name="ce28"/>
          <table:covered-table-cell table:style-name="ce19"/>
          <table:covered-table-cell table:style-name="ce28"/>
          <table:covered-table-cell table:style-name="ce19"/>
          <table:covered-table-cell table:style-name="ce28"/>
          <table:table-cell table:number-columns-repeated="1007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Assisted</text:p>
          </table:table-cell>
          <table:table-cell table:style-name="ce20" table:formula="of:=AVERAGE([.C$23:.C$25])" office:value-type="float" office:value="0.613333333333333" calcext:value-type="float" table:number-columns-spanned="1" table:number-rows-spanned="3">
            <text:p>0,61</text:p>
          </table:table-cell>
          <table:table-cell table:style-name="ce29" table:formula="of:=AVERAGE([.D$23:.D$25])" office:value-type="float" office:value="0.61" calcext:value-type="float" table:number-columns-spanned="1" table:number-rows-spanned="3">
            <text:p>0,61</text:p>
          </table:table-cell>
          <table:table-cell table:style-name="ce20" table:formula="of:=AVERAGE([.E$23:.E$25])" office:value-type="float" office:value="0.89" calcext:value-type="float" table:number-columns-spanned="1" table:number-rows-spanned="3">
            <text:p>0,89</text:p>
          </table:table-cell>
          <table:table-cell table:style-name="ce29" table:formula="of:=AVERAGE([.F$23:.F$25])" office:value-type="float" office:value="0.913333333333333" calcext:value-type="float" table:number-columns-spanned="1" table:number-rows-spanned="3">
            <text:p>0,91</text:p>
          </table:table-cell>
          <table:table-cell table:style-name="ce20" table:formula="of:=AVERAGE([.G$23:.G$25])" office:value-type="float" office:value="0.833333333333333" calcext:value-type="float" table:number-columns-spanned="1" table:number-rows-spanned="3">
            <text:p>0,83</text:p>
          </table:table-cell>
          <table:table-cell table:style-name="ce29" table:formula="of:=AVERAGE([.H$23:.H$25])" office:value-type="float" office:value="0.853333333333333" calcext:value-type="float" table:number-columns-spanned="1" table:number-rows-spanned="3">
            <text:p>0,85</text:p>
          </table:table-cell>
          <table:table-cell/>
          <table:covered-table-cell/>
          <table:table-cell table:style-name="ce10" office:value-type="string" calcext:value-type="string" table:number-columns-spanned="1" table:number-rows-spanned="3">
            <text:p>Assisted</text:p>
          </table:table-cell>
          <table:table-cell table:style-name="ce20" table:formula="of:=AVERAGE([.L$23:.L$25])" office:value-type="float" office:value="0.576666666666667" calcext:value-type="float" table:number-columns-spanned="1" table:number-rows-spanned="3">
            <text:p>0,58</text:p>
          </table:table-cell>
          <table:table-cell table:style-name="ce29" table:formula="of:=AVERAGE([.M$23:.M$25])" office:value-type="float" office:value="0.766666666666667" calcext:value-type="float" table:number-columns-spanned="1" table:number-rows-spanned="3">
            <text:p>0,77</text:p>
          </table:table-cell>
          <table:table-cell table:style-name="ce20" table:formula="of:=AVERAGE([.N$23:.N$25])" office:value-type="float" office:value="0.946666666666667" calcext:value-type="float" table:number-columns-spanned="1" table:number-rows-spanned="3">
            <text:p>0,95</text:p>
          </table:table-cell>
          <table:table-cell table:style-name="ce29" table:formula="of:=AVERAGE([.O$23:.O$25])" office:value-type="float" office:value="0.976666666666667" calcext:value-type="float" table:number-columns-spanned="1" table:number-rows-spanned="3">
            <text:p>0,98</text:p>
          </table:table-cell>
          <table:table-cell table:style-name="ce20" table:formula="of:=AVERAGE([.P$23:.P$25])" office:value-type="float" office:value="0.846666666666667" calcext:value-type="float" table:number-columns-spanned="1" table:number-rows-spanned="3">
            <text:p>0,85</text:p>
          </table:table-cell>
          <table:table-cell table:style-name="ce29" table:formula="of:=AVERAGE([.Q$23:.Q$25])" office:value-type="float" office:value="0.906666666666667" calcext:value-type="float" table:number-columns-spanned="1" table:number-rows-spanned="3">
            <text:p>0,91</text:p>
          </table:table-cell>
          <table:table-cell table:number-columns-repeated="1007"/>
        </table:table-row>
        <table:table-row table:style-name="ro1"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/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 table:number-columns-repeated="1007"/>
        </table:table-row>
        <table:table-row table:style-name="ro1"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/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 table:number-columns-repeated="1007"/>
        </table:table-row>
        <table:table-row table:style-name="ro1">
          <table:covered-table-cell/>
          <table:table-cell table:style-name="ce7" office:value-type="string" calcext:value-type="string" table:number-columns-spanned="1" table:number-rows-spanned="3">
            <text:p>Merged</text:p>
          </table:table-cell>
          <table:table-cell table:style-name="ce17" table:formula="of:=AVERAGE([.C$26:.C$28])" office:value-type="float" office:value="0.963333333333333" calcext:value-type="float" table:number-columns-spanned="1" table:number-rows-spanned="3">
            <text:p>0,96</text:p>
          </table:table-cell>
          <table:table-cell table:style-name="ce26" table:formula="of:=AVERAGE([.D$26:.D$28])" office:value-type="float" office:value="0.963333333333333" calcext:value-type="float" table:number-columns-spanned="1" table:number-rows-spanned="3">
            <text:p>0,96</text:p>
          </table:table-cell>
          <table:table-cell table:style-name="ce17" table:formula="of:=AVERAGE([.E$26:.E$28])" office:value-type="float" office:value="0.956666666666667" calcext:value-type="float" table:number-columns-spanned="1" table:number-rows-spanned="3">
            <text:p>0,96</text:p>
          </table:table-cell>
          <table:table-cell table:style-name="ce26" table:formula="of:=AVERAGE([.F$26:.F$28])" office:value-type="float" office:value="0.966666666666667" calcext:value-type="float" table:number-columns-spanned="1" table:number-rows-spanned="3">
            <text:p>0,97</text:p>
          </table:table-cell>
          <table:table-cell table:style-name="ce17" table:formula="of:=AVERAGE([.G$26:.G$28])" office:value-type="float" office:value="0.89" calcext:value-type="float" table:number-columns-spanned="1" table:number-rows-spanned="3">
            <text:p>0,89</text:p>
          </table:table-cell>
          <table:table-cell table:style-name="ce26" table:formula="of:=AVERAGE([.H$26:.H$28])" office:value-type="float" office:value="0.9" calcext:value-type="float" table:number-columns-spanned="1" table:number-rows-spanned="3">
            <text:p>0,90</text:p>
          </table:table-cell>
          <table:table-cell/>
          <table:covered-table-cell/>
          <table:table-cell table:style-name="ce7" office:value-type="string" calcext:value-type="string" table:number-columns-spanned="1" table:number-rows-spanned="3">
            <text:p>Merged</text:p>
          </table:table-cell>
          <table:table-cell table:style-name="ce17" table:formula="of:=AVERAGE([.L$26:.L$28])" office:value-type="float" office:value="0.986666666666667" calcext:value-type="float" table:number-columns-spanned="1" table:number-rows-spanned="3">
            <text:p>0,99</text:p>
          </table:table-cell>
          <table:table-cell table:style-name="ce26" table:formula="of:=AVERAGE([.M$26:.M$28])" office:value-type="float" office:value="0.986666666666667" calcext:value-type="float" table:number-columns-spanned="1" table:number-rows-spanned="3">
            <text:p>0,99</text:p>
          </table:table-cell>
          <table:table-cell table:style-name="ce17" table:formula="of:=AVERAGE([.N$26:.N$28])" office:value-type="float" office:value="0.95" calcext:value-type="float" table:number-columns-spanned="1" table:number-rows-spanned="3">
            <text:p>0,95</text:p>
          </table:table-cell>
          <table:table-cell table:style-name="ce26" table:formula="of:=AVERAGE([.O$26:.O$28])" office:value-type="float" office:value="0.98" calcext:value-type="float" table:number-columns-spanned="1" table:number-rows-spanned="3">
            <text:p>0,98</text:p>
          </table:table-cell>
          <table:table-cell table:style-name="ce17" table:formula="of:=AVERAGE([.P$26:.P$28])" office:value-type="float" office:value="0.88" calcext:value-type="float" table:number-columns-spanned="1" table:number-rows-spanned="3">
            <text:p>0,88</text:p>
          </table:table-cell>
          <table:table-cell table:style-name="ce26" table:formula="of:=AVERAGE([.Q$26:.Q$28])" office:value-type="float" office:value="0.95" calcext:value-type="float" table:number-columns-spanned="1" table:number-rows-spanned="3">
            <text:p>0,95</text:p>
          </table:table-cell>
          <table:table-cell table:number-columns-repeated="1007"/>
        </table:table-row>
        <table:table-row table:style-name="ro1"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/>
          <table:covered-table-cell table:number-columns-repeated="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table-cell table:number-columns-repeated="1007"/>
        </table:table-row>
        <table:table-row table:style-name="ro1">
          <table:covered-table-cell/>
          <table:covered-table-cell table:style-name="ce8"/>
          <table:covered-table-cell table:style-name="ce19"/>
          <table:covered-table-cell table:style-name="ce28"/>
          <table:covered-table-cell table:style-name="ce19"/>
          <table:covered-table-cell table:style-name="ce28"/>
          <table:covered-table-cell table:style-name="ce19"/>
          <table:covered-table-cell table:style-name="ce28"/>
          <table:table-cell/>
          <table:covered-table-cell/>
          <table:covered-table-cell table:style-name="ce8"/>
          <table:covered-table-cell table:style-name="ce19"/>
          <table:covered-table-cell table:style-name="ce28"/>
          <table:covered-table-cell table:style-name="ce19"/>
          <table:covered-table-cell table:style-name="ce28"/>
          <table:covered-table-cell table:style-name="ce19"/>
          <table:covered-table-cell table:style-name="ce28"/>
          <table:table-cell table:number-columns-repeated="100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17:32:12.481987669</meta:creation-date>
    <dc:date>2021-06-29T19:56:33.838872686</dc:date>
    <meta:editing-duration>PT1H1M27S</meta:editing-duration>
    <meta:editing-cycles>8</meta:editing-cycles>
    <meta:generator>LibreOffice/7.1.3.2$Linux_X86_64 LibreOffice_project/10$Build-2</meta:generator>
    <meta:document-statistic meta:table-count="1" meta:cell-count="408" meta:object-count="0"/>
  </office:meta>
</office:document-meta>
</file>